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36pt" fo:font-style="normal" style:font-size-asian="36pt" style:font-style-asian="normal" style:font-size-complex="36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style:font-name="Segoe UI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style:font-name="Segoe UI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style:font-name="Segoe UI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25cm" svg:x="1.778cm" svg:y="1.016cm">
          <draw:text-box>
            <text:p text:style-name="P1"><text:span text:style-name="T1">SPECIAL HYMN</text:span></text:p>
            <text:p text:style-name="P1"><text:span text:style-name="T2">“</text:span><text:span text:style-name="T2">O Bread of Life from Heav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4.384cm" svg:height="5.321cm" svg:x="1.778cm" svg:y="1.016cm">
          <draw:text-box>
            <text:p text:style-name="P1"><text:span text:style-name="T3">1.</text:span><text:span text:style-name="T2"> O Bread of Life from heaven,</text:span></text:p>
            <text:p text:style-name="P1"><text:span text:style-name="T2">To saints and angels given;</text:span></text:p>
            <text:p text:style-name="P1"><text:span text:style-name="T2">O manna from abov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2" draw:layer="layout" svg:width="24.384cm" svg:height="5.321cm" svg:x="1.778cm" svg:y="1.016cm">
          <draw:text-box>
            <text:p text:style-name="P1"><text:span text:style-name="T2">The souls that hunger, feed Thou,</text:span></text:p>
            <text:p text:style-name="P1"><text:span text:style-name="T2">The hearts that seek Thee, lead Thou,</text:span></text:p>
            <text:p text:style-name="P1"><text:span text:style-name="T2">With Thy sweet, tender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2" draw:layer="layout" svg:width="24.384cm" svg:height="5.321cm" svg:x="1.778cm" svg:y="1.016cm">
          <draw:text-box>
            <text:p text:style-name="P1"><text:span text:style-name="T3">2. </text:span><text:span text:style-name="T2">O fount of grace redeeming,</text:span></text:p>
            <text:p text:style-name="P1"><text:span text:style-name="T2">O river ever streaming</text:span></text:p>
            <text:p text:style-name="P1"><text:span text:style-name="T2">From Jesus' holy sid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2" draw:layer="layout" svg:width="24.384cm" svg:height="5.321cm" svg:x="1.778cm" svg:y="1.016cm">
          <draw:text-box>
            <text:p text:style-name="P1"><text:span text:style-name="T2">Come Thou, Thyself bestowing</text:span></text:p>
            <text:p text:style-name="P1"><text:span text:style-name="T2">On thirsting souls, and flowing</text:span></text:p>
            <text:p text:style-name="P1"><text:span text:style-name="T2">Till all are satis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4.384cm" svg:height="5.321cm" svg:x="1.778cm" svg:y="1.016cm">
          <draw:text-box>
            <text:p text:style-name="P1"><text:span text:style-name="T3">3. </text:span><text:span text:style-name="T2">Jesu, this feast receiving,</text:span></text:p>
            <text:p text:style-name="P1"><text:span text:style-name="T2">Thy Word of truth believing,</text:span></text:p>
            <text:p text:style-name="P1"><text:span text:style-name="T2">We Thee unseen ador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4" draw:layer="layout" svg:width="24.384cm" svg:height="9.081cm" svg:x="1.778cm" svg:y="1.016cm">
          <draw:text-box>
            <text:p text:style-name="P1"><text:span text:style-name="T2">Grant, when the veil is rended,</text:span></text:p>
            <text:p text:style-name="P1"><text:span text:style-name="T2">That we, to heaven ascended,</text:span></text:p>
            <text:p text:style-name="P1"><text:span text:style-name="T2">May see Thee evermore.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<text:s text:c="9"/></text:span><text:span text:style-name="T5"><text:s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13:15:53.721000000</meta:creation-date>
    <dc:title>Blue template</dc:title>
    <meta:editing-duration>PT10M26S</meta:editing-duration>
    <meta:editing-cycles>7</meta:editing-cycles>
    <meta:generator>LibreOffice/6.0.5.2$Windows_X86_64 LibreOffice_project/54c8cbb85f300ac59db32fe8a675ff7683cd5a16</meta:generator>
    <dc:date>2018-07-31T23:22:44.775000000</dc:date>
    <meta:document-statistic meta:object-count="42"/>
  </office:meta>
</office:document-meta>
</file>